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4-12T15:24:49</meta:creation-date>
    <dc:creator>Karthi</dc:creator>
    <dc:date>2012-04-12T15:24:4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GitSVN\pathway\Test\PsExport\TestFiles\Output\T10\PartFile1"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